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KacstQurn" svg:font-family="KacstQurn"/>
    <style:font-face style:name="Lohit Devanagari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/>
    </style:style>
    <style:style style:name="P2" style:family="paragraph" style:parent-style-name="Standard">
      <style:text-properties fo:font-size="24pt" officeooo:rsid="00038cf6" officeooo:paragraph-rsid="00038cf6"/>
    </style:style>
    <style:style style:name="P3" style:family="paragraph" style:parent-style-name="Standard">
      <style:text-properties fo:font-size="24pt" officeooo:rsid="00038cf6" officeooo:paragraph-rsid="00038cf6"/>
    </style:style>
    <style:style style:name="T1" style:family="text">
      <style:text-properties officeooo:rsid="000117c4"/>
    </style:style>
    <style:style style:name="T2" style:family="text">
      <style:text-properties officeooo:rsid="00020f00"/>
    </style:style>
    <style:style style:name="T3" style:family="text">
      <style:text-properties officeooo:rsid="00038cf6"/>
    </style:style>
    <style:style style:name="T4" style:family="text">
      <style:text-properties officeooo:rsid="00048cd0"/>
    </style:style>
    <style:style style:name="T5" style:family="text">
      <style:text-properties officeooo:rsid="0004ee44"/>
    </style:style>
    <style:style style:name="T6" style:family="text">
      <style:text-properties officeooo:rsid="0005d63b"/>
    </style:style>
    <style:style style:name="T7" style:family="text">
      <style:text-properties officeooo:rsid="00078c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<text:span text:style-name="T1">Favicons must be square in resolution (16x16, 32x32…) as browsers do not support non-square icons. Modern browsers prefer to use PNG icons with the biggest resolution they could find in the root directory</text:span></text:p>
      <text:p text:style-name="P1"/>
      <text:p text:style-name="P1">*<text:span text:style-name="T2">Margin: trbl(top, right, bottom and left) clockwise. </text:span><text:span text:style-name="T4">Same goes for padding, and surely other properties too...</text:span></text:p>
      <text:p text:style-name="P1"/>
      <text:p text:style-name="P1">*<text:span text:style-name="T5">When you apply a font to the whole HTML body, it's not added to buttons, you have to do that separately</text:span></text:p>
      <text:p text:style-name="P1"/>
      <text:p text:style-name="P1">*<text:span text:style-name="T5">Add "cursor: pointer" to button so the cursor changes when hovering over </text:span><text:span text:style-name="T6">it</text:span></text:p>
      <text:p text:style-name="P1"/>
      <text:p text:style-name="P1">*<text:span text:style-name="T3">To reset default properties:</text:span></text:p>
      <text:p text:style-name="P1"><text:tab/>*<text:span text:style-name="T3">{</text:span></text:p>
      <text:p text:style-name="P1"><text:tab/><text:tab/><text:span text:style-name="T3">box-sizing: border-box;</text:span></text:p>
      <text:p text:style-name="P1"><text:tab/><text:tab/><text:span text:style-name="T3">margin: 0;</text:span></text:p>
      <text:p text:style-name="P1"><text:tab/><text:tab/><text:span text:style-name="T3">padding: 0;</text:span></text:p>
      <text:p text:style-name="P2"><text:tab/>}</text:p>
      <text:p text:style-name="P2"/>
      <text:p text:style-name="P2">*<text:span text:style-name="T7">justify-content centers vertically while align-items centers horizontall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KacstQurn" svg:font-family="KacstQurn"/>
    <style:font-face style:name="Lohit Devanagari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8pt" fo:language="en" fo:country="US" style:letter-kerning="true" style:font-name-asian="Noto Serif CJK SC" style:font-size-asian="10.5pt" style:language-asian="zh" style:country-asian="CN" style:font-name-complex="KacstQurn" style:font-size-complex="18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8pt" fo:language="en" fo:country="US" style:letter-kerning="true" style:font-name-asian="Noto Serif CJK SC" style:font-size-asian="10.5pt" style:language-asian="zh" style:country-asian="CN" style:font-name-complex="KacstQurn" style:font-size-complex="18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8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size-complex="18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8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4T21:16:25.629524067</meta:creation-date>
    <dc:date>2021-01-25T22:31:08.986201646</dc:date>
    <meta:editing-duration>PT21M11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1" meta:paragraph-count="11" meta:word-count="102" meta:character-count="654" meta:non-whitespace-character-count="555"/>
  </office:meta>
</office:document-meta>
</file>